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 style:master-page-name="Standard">
      <style:paragraph-properties fo:margin-top="0cm" fo:margin-bottom="0cm" loext:contextual-spacing="false" fo:line-height="100%"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QL&gt; @D:/Ex08.sql</text:p>
      <text:p text:style-name="P1">SQL&gt; REM 1. For the given receipt number, if there are no rows then display as</text:p>
      <text:p text:style-name="P1">SQL&gt; REM “No order with the given receipt &lt;number&gt;”. If the receipt contains more</text:p>
      <text:p text:style-name="P1">SQL&gt; REM than one item, display as “The given receipt &lt;number&gt; contains more than</text:p>
      <text:p text:style-name="P1">SQL&gt; REM one item”. If the receipt contains single item, display as “The given</text:p>
      <text:p text:style-name="P1">SQL&gt; REM receipt &lt;number&gt; contains exactly one item”. Use predefined exception handling.</text:p>
      <text:p text:style-name="P1">SQL&gt; </text:p>
      <text:p text:style-name="P1">SQL&gt; declare</text:p>
      <text:p text:style-name="P1"><text:s text:c="2"/>2 <text:s/>i products.pid%type;</text:p>
      <text:p text:style-name="P1"><text:s text:c="2"/>3 <text:s/>r receipts.rno%type;</text:p>
      <text:p text:style-name="P1"><text:s text:c="2"/>4 <text:s/>begin</text:p>
      <text:p text:style-name="P1"><text:s text:c="2"/>5 <text:s/>r := &amp;receipt_no;</text:p>
      <text:p text:style-name="P1"><text:s text:c="2"/>6 <text:s/>begin</text:p>
      <text:p text:style-name="P1"><text:s text:c="2"/>7 <text:s/>select i1.item into i from item_list i1 where i1.rno = r;</text:p>
      <text:p text:style-name="P1"><text:s text:c="2"/>8 <text:s/>EXCEPTION WHEN NO_DATA_FOUND then</text:p>
      <text:p text:style-name="P1"><text:s text:c="2"/>9 <text:s/>dbms_output.put_line('NO SUCH DATA');</text:p>
      <text:p text:style-name="P1"><text:s/>10 <text:s/>RETURN;</text:p>
      <text:p text:style-name="P1"><text:s/>11 <text:s/>WHEN TOO_MANY_ROWS THEN</text:p>
      <text:p text:style-name="P1"><text:s/>12 <text:s/>DBMS_OUTPUT.PUT_LINE('More than one receipts were found for '||r);</text:p>
      <text:p text:style-name="P1"><text:s/>13 <text:s/>RETURN;</text:p>
      <text:p text:style-name="P1"><text:s/>14 <text:s/>end;</text:p>
      <text:p text:style-name="P1"><text:s/>15 <text:s/>if SQL%ROWCOUNT=1 then</text:p>
      <text:p text:style-name="P1"><text:s/>16 <text:s/>DBMS_OUTPUT.PUT_LINE('One receipt was found for '||r);</text:p>
      <text:p text:style-name="P1"><text:s/>17 <text:s/>end if;</text:p>
      <text:p text:style-name="P1"><text:s/>18 <text:s/>end;</text:p>
      <text:p text:style-name="P1"><text:s/>19 <text:s/>/</text:p>
      <text:p text:style-name="P1">Enter value for receipt_no: 67314</text:p>
      <text:p text:style-name="P1">old <text:s text:c="2"/>5: r := &amp;receipt_no;</text:p>
      <text:p text:style-name="P1">new <text:s text:c="2"/>5: r := 67314;</text:p>
      <text:p text:style-name="P1">More than one receipts were found for 67314 <text:s text:c="36"/></text:p>
      <text:p text:style-name="P1"/>
      <text:p text:style-name="P1">PL/SQL procedure successfully completed.</text:p>
      <text:p text:style-name="P1"/>
      <text:p text:style-name="P1">SQL&gt; REM 2. While inserting the receipt details, raise an exception when the</text:p>
      <text:p text:style-name="P1">SQL&gt; REM receipt date is greater than the current date.</text:p>
      <text:p text:style-name="P1">SQL&gt; </text:p>
      <text:p text:style-name="P1">SQL&gt; declare</text:p>
      <text:p text:style-name="P1"><text:s text:c="2"/>2 <text:s/>INVALID_DATE EXCEPTION;</text:p>
      <text:p text:style-name="P1"><text:s text:c="2"/>3 <text:s/>rec Receipts.rno%type;</text:p>
      <text:p text:style-name="P1"><text:s text:c="2"/>4 <text:s/>rd date;</text:p>
      <text:p text:style-name="P1"><text:s text:c="2"/>5 <text:s/>custid Receipts.cid%type;</text:p>
      <text:p text:style-name="P1"><text:s text:c="2"/>6 <text:s/>cd date;</text:p>
      <text:p text:style-name="P1"><text:s text:c="2"/>7 <text:s/>begin</text:p>
      <text:p text:style-name="P1"><text:s text:c="2"/>8 <text:s/>select sysdate into cd from dual;</text:p>
      <text:p text:style-name="P1"><text:s text:c="2"/>9 <text:s/>rec := &amp;Receipt_no;</text:p>
      <text:p text:style-name="P1"><text:s/>10 <text:s/>custid:= &amp;CID;</text:p>
      <text:p text:style-name="P1"><text:s/>11 <text:s/>rd := &amp;Receipt_date;</text:p>
      <text:p text:style-name="P1"><text:s/>12 <text:s/>begin</text:p>
      <text:p text:style-name="P1"><text:s/>13 <text:s/>if rd &gt; cd then</text:p>
      <text:p text:style-name="P1"><text:s/>14 <text:s/>raise INVALID_DATE;</text:p>
      <text:p text:style-name="P1"><text:soft-page-break/><text:s/>15 <text:s/>end if;</text:p>
      <text:p text:style-name="P1"><text:s/>16 <text:s/>exception when INVALID_DATE then</text:p>
      <text:p text:style-name="P1"><text:s/>17 <text:s/>dbms_output.put_line('Date is greater than current date: Receipt cannot be inserted');</text:p>
      <text:p text:style-name="P1"><text:s/>18 <text:s/>return;</text:p>
      <text:p text:style-name="P1"><text:s/>19 <text:s/>end;</text:p>
      <text:p text:style-name="P1"><text:s/>20 <text:s/>insert into Receipts values(rec, rd, custid);</text:p>
      <text:p text:style-name="P1"><text:s/>21 <text:s/>end;</text:p>
      <text:p text:style-name="P1"><text:s/>22</text:p>
      <text:p text:style-name="P1"><text:s/>23 <text:s/>/</text:p>
      <text:p text:style-name="P1">Enter value for receipt_no: 50000</text:p>
      <text:p text:style-name="P1">old <text:s text:c="2"/>9: rec := &amp;Receipt_no;</text:p>
      <text:p text:style-name="P1">new <text:s text:c="2"/>9: rec := 50000;</text:p>
      <text:p text:style-name="P1">Enter value for cid: 5</text:p>
      <text:p text:style-name="P1">old <text:s/>10: custid:= &amp;CID;</text:p>
      <text:p text:style-name="P1">new <text:s/>10: custid:= 5;</text:p>
      <text:p text:style-name="P1"><text:bookmark text:name="_GoBack"/>Enter value for receipt_date: '2-oct-2019'</text:p>
      <text:p text:style-name="P1">old <text:s/>11: rd := &amp;Receipt_date;</text:p>
      <text:p text:style-name="P1">new <text:s/>11: rd := '2-oct-2019';</text:p>
      <text:p text:style-name="P1">Date is greater than current date: Receipt cannot be inserted</text:p>
      <text:p text:style-name="P1"/>
      <text:p text:style-name="P1">PL/SQL procedure successfully completed.</text:p>
      <text:p text:style-name="P1"/>
      <text:p text:style-name="P1">SQL&gt;</text:p>
      <text:p text:style-name="P1"/>
      <text:p text:style-name="P1">SQL&gt; spool off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096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novo</meta:initial-creator>
    <meta:editing-cycles>2</meta:editing-cycles>
    <meta:creation-date>2019-03-05T09:47:00</meta:creation-date>
    <dc:date>2019-03-11T19:55:41.844096688</dc:date>
    <meta:editing-duration>PT10M22S</meta:editing-duration>
    <meta:generator>LibreOffice/6.0.7.3$Linux_X86_64 LibreOffice_project/00m0$Build-3</meta:generator>
    <meta:document-statistic meta:table-count="0" meta:image-count="0" meta:object-count="0" meta:page-count="2" meta:paragraph-count="70" meta:word-count="342" meta:character-count="2143" meta:non-whitespace-character-count="172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